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format="1" text:start-value="2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language="pt" fo:country="BR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language="pt" fo:country="BR"/>
    </style:style>
    <style:style style:name="T3" style:parent-style-name="Fonteparág.padrão" style:family="text">
      <style:text-properties fo:font-weight="bold" style:font-weight-asian="bold" style:font-weight-complex="bold" fo:language="pt" fo:country="BR"/>
    </style:style>
    <style:style style:name="P4" style:parent-style-name="Standard" style:family="paragraph">
      <style:text-properties fo:font-weight="bold" style:font-weight-asian="bold" style:font-weight-complex="bold" fo:language="pt" fo:country="BR"/>
    </style:style>
    <style:style style:name="T5" style:parent-style-name="Fonteparág.padrão" style:family="text">
      <style:text-properties fo:language="pt" fo:country="BR"/>
    </style:style>
    <style:style style:name="P6" style:parent-style-name="Standard" style:family="paragraph">
      <style:text-properties fo:language="pt" fo:country="BR"/>
    </style:style>
    <style:style style:name="P7" style:parent-style-name="Standard" style:family="paragraph">
      <style:text-properties fo:language="pt" fo:country="BR"/>
    </style:style>
    <style:style style:name="P8" style:parent-style-name="Standard" style:family="paragraph">
      <style:text-properties fo:language="pt" fo:country="BR"/>
    </style:style>
    <style:style style:name="P9" style:parent-style-name="Standard" style:family="paragraph">
      <style:text-properties fo:language="pt" fo:country="BR"/>
    </style:style>
    <style:style style:name="P10" style:parent-style-name="Standard" style:family="paragraph">
      <style:text-properties fo:language="pt" fo:country="BR"/>
    </style:style>
    <style:style style:name="P11" style:parent-style-name="Standard" style:family="paragraph"/>
    <style:style style:name="P12" style:parent-style-name="Textbody" style:family="paragraph">
      <style:paragraph-properties fo:margin-bottom="0in"/>
      <style:text-properties fo:font-weight="bold" style:font-weight-asian="bold"/>
    </style:style>
    <style:style style:name="P13" style:parent-style-name="Textbody" style:family="paragraph">
      <style:paragraph-properties fo:margin-bottom="0in" fo:line-height="113%"/>
      <style:text-properties fo:font-weight="bold" style:font-weight-asian="bold" fo:font-size="9pt" style:font-size-asian="9pt" fo:language="pt" fo:country="BR"/>
    </style:style>
    <style:style style:name="P14" style:parent-style-name="Textbody" style:family="paragraph">
      <style:text-properties fo:language="pt" fo:country="BR"/>
    </style:style>
    <style:style style:name="P15" style:parent-style-name="Textbody" style:family="paragraph">
      <style:paragraph-properties fo:margin-bottom="0in" fo:line-height="113%"/>
    </style:style>
    <style:style style:name="T16" style:parent-style-name="Fonteparág.padrão" style:family="text">
      <style:text-properties fo:font-weight="bold" style:font-weight-asian="bold" fo:language="pt" fo:country="BR"/>
    </style:style>
    <style:style style:name="T17" style:parent-style-name="Fonteparág.padrão" style:family="text">
      <style:text-properties fo:font-weight="bold" style:font-weight-asian="bold" fo:language="pt" fo:country="BR"/>
    </style:style>
    <style:style style:name="T18" style:parent-style-name="Fonteparág.padrão" style:family="text">
      <style:text-properties fo:font-weight="bold" style:font-weight-asian="bold"/>
    </style:style>
    <style:style style:name="P19" style:parent-style-name="Textbody" style:family="paragraph">
      <style:paragraph-properties fo:margin-bottom="0in" fo:line-height="113%"/>
      <style:text-properties fo:language="pt" fo:country="BR"/>
    </style:style>
    <style:style style:name="P20" style:parent-style-name="Textbody" style:family="paragraph">
      <style:paragraph-properties fo:margin-bottom="0in" fo:line-height="113%"/>
      <style:text-properties fo:language="pt" fo:country="BR"/>
    </style:style>
    <style:style style:name="P21" style:parent-style-name="Textbody" style:family="paragraph">
      <style:paragraph-properties fo:margin-bottom="0in" fo:line-height="113%"/>
      <style:text-properties fo:font-weight="bold" style:font-weight-asian="bold" fo:language="pt" fo:country="BR"/>
    </style:style>
    <style:style style:name="P22" style:parent-style-name="Textbody" style:family="paragraph">
      <style:paragraph-properties fo:margin-bottom="0in" fo:line-height="113%"/>
      <style:text-properties fo:language="pt" fo:country="BR"/>
    </style:style>
    <style:style style:name="P23" style:parent-style-name="Textbody" style:family="paragraph">
      <style:paragraph-properties fo:margin-bottom="0in" fo:line-height="113%"/>
      <style:text-properties fo:language="pt" fo:country="BR"/>
    </style:style>
    <style:style style:name="P24" style:parent-style-name="Textbody" style:family="paragraph">
      <style:paragraph-properties fo:margin-bottom="0in" fo:line-height="113%"/>
      <style:text-properties fo:font-weight="bold" style:font-weight-asian="bold" fo:language="pt" fo:country="BR"/>
    </style:style>
    <style:style style:name="P25" style:parent-style-name="Textbody" style:family="paragraph">
      <style:paragraph-properties fo:margin-bottom="0in" fo:line-height="113%"/>
      <style:text-properties fo:font-weight="bold" style:font-weight-asian="bold" fo:language="pt" fo:country="BR"/>
    </style:style>
    <style:style style:name="P26" style:parent-style-name="Textbody" style:family="paragraph">
      <style:paragraph-properties fo:margin-bottom="0in" fo:line-height="113%"/>
      <style:text-properties fo:font-weight="bold" style:font-weight-asian="bold" fo:language="pt" fo:country="BR"/>
    </style:style>
    <style:style style:name="P27" style:parent-style-name="Textbody" style:family="paragraph">
      <style:paragraph-properties fo:margin-bottom="0in" fo:line-height="113%"/>
      <style:text-properties fo:language="pt" fo:country="BR"/>
    </style:style>
    <style:style style:name="P28" style:parent-style-name="Textbody" style:family="paragraph">
      <style:paragraph-properties fo:margin-bottom="0in" fo:line-height="113%"/>
      <style:text-properties fo:language="pt" fo:country="BR"/>
    </style:style>
    <style:style style:name="P29" style:parent-style-name="Textbody" style:family="paragraph">
      <style:paragraph-properties fo:margin-bottom="0in" fo:line-height="113%"/>
      <style:text-properties fo:language="pt" fo:country="BR"/>
    </style:style>
    <style:style style:name="P30" style:parent-style-name="Textbody" style:family="paragraph">
      <style:paragraph-properties fo:margin-bottom="0in" fo:line-height="113%"/>
      <style:text-properties fo:font-weight="bold" style:font-weight-asian="bold" fo:language="pt" fo:country="BR"/>
    </style:style>
    <style:style style:name="P31" style:parent-style-name="Textbody" style:family="paragraph">
      <style:paragraph-properties fo:margin-bottom="0in" fo:line-height="113%"/>
      <style:text-properties fo:language="pt" fo:country="BR"/>
    </style:style>
    <style:style style:name="P32" style:parent-style-name="Textbody" style:family="paragraph">
      <style:paragraph-properties fo:margin-bottom="0in" fo:line-height="113%"/>
      <style:text-properties fo:language="pt" fo:country="BR"/>
    </style:style>
    <style:style style:name="P33" style:parent-style-name="Textbody" style:family="paragraph">
      <style:paragraph-properties fo:margin-bottom="0in" fo:line-height="113%"/>
      <style:text-properties fo:language="pt" fo:country="BR"/>
    </style:style>
    <style:style style:name="P34" style:parent-style-name="Textbody" style:family="paragraph">
      <style:paragraph-properties fo:margin-bottom="0in" fo:line-height="113%"/>
      <style:text-properties fo:language="pt" fo:country="BR"/>
    </style:style>
    <style:style style:name="P35" style:parent-style-name="Textbody" style:family="paragraph">
      <style:paragraph-properties fo:margin-bottom="0in" fo:line-height="113%"/>
      <style:text-properties fo:font-weight="bold" style:font-weight-asian="bold" fo:language="pt" fo:country="BR"/>
    </style:style>
    <style:style style:name="P36" style:parent-style-name="Textbody" style:family="paragraph">
      <style:paragraph-properties fo:margin-bottom="0in" fo:line-height="113%"/>
      <style:text-properties fo:language="pt" fo:country="BR"/>
    </style:style>
    <style:style style:name="P37" style:parent-style-name="Textbody" style:family="paragraph">
      <style:paragraph-properties fo:margin-bottom="0in" fo:line-height="113%"/>
      <style:text-properties fo:language="pt" fo:country="BR"/>
    </style:style>
    <style:style style:name="P38" style:parent-style-name="Textbody" style:family="paragraph">
      <style:text-properties fo:language="pt" fo:country="BR"/>
    </style:style>
    <style:style style:name="P39" style:parent-style-name="Textbody" style:family="paragraph">
      <style:paragraph-properties fo:margin-bottom="0in" fo:line-height="113%"/>
      <style:text-properties fo:font-weight="bold" style:font-weight-asian="bold"/>
    </style:style>
    <style:style style:name="P40" style:parent-style-name="Textbody" style:family="paragraph">
      <style:paragraph-properties fo:margin-bottom="0in" fo:line-height="113%"/>
      <style:text-properties fo:font-weight="bold" style:font-weight-asian="bold" fo:language="pt" fo:country="BR"/>
    </style:style>
    <style:style style:name="P41" style:parent-style-name="Textbody" style:family="paragraph">
      <style:paragraph-properties fo:margin-bottom="0in" fo:line-height="113%"/>
      <style:text-properties fo:language="pt" fo:country="BR"/>
    </style:style>
    <style:style style:name="P42" style:parent-style-name="Textbody" style:family="paragraph">
      <style:paragraph-properties fo:margin-bottom="0in" fo:line-height="113%"/>
      <style:text-properties fo:language="pt" fo:country="BR"/>
    </style:style>
    <style:style style:name="P43" style:parent-style-name="Textbody" style:family="paragraph">
      <style:paragraph-properties fo:margin-bottom="0in" fo:line-height="113%"/>
      <style:text-properties fo:font-weight="bold" style:font-weight-asian="bold" fo:language="pt" fo:country="BR"/>
    </style:style>
    <style:style style:name="P44" style:parent-style-name="Textbody" style:family="paragraph">
      <style:paragraph-properties fo:margin-bottom="0in" fo:line-height="113%"/>
      <style:text-properties fo:font-weight="bold" style:font-weight-asian="bold" fo:language="pt" fo:country="BR"/>
    </style:style>
    <style:style style:name="P45" style:parent-style-name="Textbody" style:family="paragraph">
      <style:paragraph-properties fo:margin-bottom="0in" fo:line-height="113%"/>
      <style:text-properties fo:language="pt" fo:country="BR"/>
    </style:style>
    <style:style style:name="P46" style:parent-style-name="Textbody" style:family="paragraph">
      <style:paragraph-properties fo:margin-bottom="0in" fo:line-height="113%"/>
      <style:text-properties fo:language="pt" fo:country="BR"/>
    </style:style>
    <style:style style:name="P47" style:parent-style-name="Textbody" style:family="paragraph">
      <style:paragraph-properties fo:margin-bottom="0in" fo:line-height="113%"/>
      <style:text-properties fo:language="pt" fo:country="BR"/>
    </style:style>
    <style:style style:name="P48" style:parent-style-name="Textbody" style:family="paragraph">
      <style:paragraph-properties fo:margin-bottom="0in" fo:line-height="113%"/>
      <style:text-properties fo:language="pt" fo:country="BR"/>
    </style:style>
    <style:style style:name="P49" style:parent-style-name="Textbody" style:family="paragraph">
      <style:paragraph-properties fo:margin-bottom="0in" fo:line-height="113%"/>
      <style:text-properties fo:language="pt" fo:country="BR"/>
    </style:style>
    <style:style style:name="P50" style:parent-style-name="Textbody" style:family="paragraph">
      <style:paragraph-properties fo:margin-bottom="0in" fo:line-height="113%"/>
      <style:text-properties fo:language="pt" fo:country="BR"/>
    </style:style>
    <style:style style:name="P51" style:parent-style-name="Textbody" style:family="paragraph">
      <style:paragraph-properties fo:margin-bottom="0in" fo:line-height="113%"/>
      <style:text-properties fo:language="pt" fo:country="BR"/>
    </style:style>
    <style:style style:name="P52" style:parent-style-name="Textbody" style:family="paragraph">
      <style:text-properties fo:language="pt" fo:country="BR"/>
    </style:style>
    <style:style style:name="P53" style:parent-style-name="Textbody" style:family="paragraph">
      <style:paragraph-properties fo:margin-bottom="0in" fo:line-height="113%"/>
    </style:style>
    <style:style style:name="T54" style:parent-style-name="Fonteparág.padrão" style:family="text">
      <style:text-properties fo:language="pt" fo:country="BR"/>
    </style:style>
    <style:style style:name="T55" style:parent-style-name="Fonteparág.padrão" style:family="text">
      <style:text-properties fo:color="#1155CC" style:text-underline-type="single" style:text-underline-style="solid" style:text-underline-width="auto" style:text-underline-mode="continuous" fo:language="pt" fo:country="BR"/>
    </style:style>
  </office:automatic-styles>
  <office:body>
    <office:text text:use-soft-page-breaks="true">
      <text:p text:style-name="P1">Mineração<text:s/>dos dados financeiros/eleitorais presentes no TSE</text:p>
      <text:p text:style-name="P2"/>
      <text:p text:style-name="Standard"><text:span text:style-name="T3">Descrição do cenário</text:span></text:p>
      <text:p text:style-name="P4"/>
      <text:p text:style-name="Standard"><text:span text:style-name="T5">O sistema irá extrair dos dados brutos presentes no TSE [1] informações relevantes para o eleitor.<text:s/></text:span>O que é relevante:</text:p>
      <text:list text:style-name="LS1">
        <text:list-item text:start-value="1">
          <text:p text:style-name="P6">Prestação de contas por partido/candidato;</text:p>
        </text:list-item>
        <text:list-item>
          <text:p text:style-name="P7">Custos das campanhas<text:s/>por ano : qual partido gasta mais por campanha;</text:p>
        </text:list-item>
        <text:list-item>
          <text:p text:style-name="P8">Dinheiro gasto X partido/candidato eleito;</text:p>
        </text:list-item>
        <text:list-item>
          <text:p text:style-name="P9">Comparativo pessoas físicas X jurídicas X fundo partidário;</text:p>
        </text:list-item>
        <text:list-item>
          <text:p text:style-name="P10">Tratamento de informações: gráfico, tabelas, etc</text:p>
        </text:list-item>
        <text:list-item>
          <text:p text:style-name="P11">Parsing:dados brutos -&gt; informações</text:p>
        </text:list-item>
      </text:list>
      <text:p text:style-name="Standard"/>
      <text:p text:style-name="P12"><text:bookmark-start text:name="docs-internal-guid-3f98a068-8632-6f7c-6a"/><text:bookmark-end text:name="docs-internal-guid-3f98a068-8632-6f7c-6a"/>REQUISITOS NÃO CRUD</text:p>
      <text:p text:style-name="P13">*Os requisitos em negrito são os escolhidos por Mário</text:p>
      <text:p text:style-name="P14"/>
      <text:list text:style-name="LFO3" text:continue-numbering="true">
        <text:list-item>
          <text:p text:style-name="P15"><text:span text:style-name="T16">O<text:s/></text:span><text:span text:style-name="T17">usuário deverá ser capaz de consultar a prestação de contas das eleições por partido e por candidato.<text:s/></text:span><text:span text:style-name="T18">Uma prestação de contas é composta por ...</text:span></text:p>
        </text:list-item>
        <text:list-item>
          <text:p text:style-name="P19">O usuário deverá ser capaz de verificar qual partido gastou mais em determinada campanha.Uma lista ….</text:p>
        </text:list-item>
        <text:list-item>
          <text:p text:style-name="P20">O<text:s/>dinheiro gasto deverá ser apresentado em relação ao partido, candidado não eleito e candidato eleito.</text:p>
        </text:list-item>
        <text:list-item>
          <text:p text:style-name="P21">O usuário deverá ser capaz de visualizar a origem do dinheiro gasto nas eleições.</text:p>
        </text:list-item>
        <text:list-item>
          <text:p text:style-name="P22">O dinheiro gasto nas eleições terá sua origem distribuída entre: pessoas<text:s/>físicas, pessoas jurídicas e fundo partidário.</text:p>
        </text:list-item>
        <text:list-item>
          <text:p text:style-name="P23">O usuário deverá ser capaz de realizar um comparativo entre partido e/ou candidado que obteve maior doação por pessoa física/jurídica/fundo partidário e seu índice de candidatos eleitos.</text:p>
        </text:list-item>
        <text:list-item>
          <text:p text:style-name="P24">O usuário deverá ser<text:s/>capaz de verificar quais pessoas físicas e quais pessoas jurídicas doaram a um partido e/ou candidato em determinada eleição.</text:p>
        </text:list-item>
        <text:list-item>
          <text:p text:style-name="P25">O usuário deverá ser capaz de visualizar informações como nome, cnpj, um resumo da empresa, tipo de empresa , segmento da indústria, ano de fundação, localização, faturamento, lucro e informações apresentadas na mídia da pessoa jurídica doadora.</text:p>
        </text:list-item>
        <text:list-item>
          <text:p text:style-name="P26">O usuário deverá ser capaz de visualizar informações como nome, cpf, um resumo sobre a pessoa, nacionalidade, local de nascimento e informações apresentadas na mídia da pessoa física doadora.</text:p>
        </text:list-item>
        <text:list-item>
          <text:p text:style-name="P27">Um gráfico padrão da relação doação em campanha X tipo de doação (física, jurídica e fundo) será apresentado.</text:p>
        </text:list-item>
        <text:list-item>
          <text:p text:style-name="P28">Um ranqueamento será apresentado dos maiores doadores de campanha de determinada eleição e qual partido foi o maior beneficiado.</text:p>
        </text:list-item>
        <text:list-item>
          <text:p text:style-name="P29">O usuário deverá ser capaz de verificar a relação eleitores X eleitores filiados a determinado partido.</text:p>
        </text:list-item>
        <text:list-item>
          <text:p text:style-name="P30">O usuário deverá ser capaz de visualizar a lista de candidatos de determinada eleição e a sua declaração de bens em determinada eleição.</text:p>
        </text:list-item>
        <text:list-item>
          <text:p text:style-name="P31">O usuário deverá ser capaz de verificar a coligação entre partidos por eleição e por região.</text:p>
        </text:list-item>
        <text:list-item>
          <text:p text:style-name="P32">O usuário deverá ser capaz de verificar um mapa do perfil do eleitor. Neste mapa será apresentado a relação quantidade de eleitores por região<text:s/>em determinada eleição.</text:p>
        </text:list-item>
        <text:list-item>
          <text:p text:style-name="P33">O usuário deverá ser capaz de realizar um comparativo de índice de alfabetismo por eleição e por região.</text:p>
        </text:list-item>
        <text:list-item>
          <text:p text:style-name="P34">O usuário deverá ser capaz de realizar um comparativo de sexo por eleição e por região.</text:p>
        </text:list-item>
        <text:list-item>
          <text:p text:style-name="P35">O usuário deverá ser capaz de realizar<text:s/>um comparativo de idade por eleição e por região.</text:p>
        </text:list-item>
        <text:list-item>
          <text:p text:style-name="P36">O usuario deverá ser capaz de realizar o comparativo entre UF X MUNICÍPIO X ZONA ELEITORAL X SEÇÃO ELEITORAL X NÚMERO DO VOTÁVEL X QUANTIDADE DE VOTOS X ABSTENÇÕES.</text:p>
        </text:list-item>
        <text:list-item>
          <text:p text:style-name="P37">O usuário deverá ser capaz de montar suas<text:s/>próprias consultas baseadas em informações pré-definidas.</text:p>
        </text:list-item>
      </text:list>
      <text:p text:style-name="P38"/>
      <text:p text:style-name="P39">REQUISITOS CRUD</text:p>
      <text:p text:style-name="Textbody"/>
      <text:list text:style-name="LFO4" text:continue-numbering="true">
        <text:list-item>
          <text:p text:style-name="P40">Os dados do eleitorado deverão ser consultados do repositório do Tribunal Superior Eleitoral [1].</text:p>
        </text:list-item>
        <text:list-item>
          <text:p text:style-name="P41">Os dados dos candidatos deverão ser consultados do repositório do Tribunal Superior Eleitoral [1].</text:p>
        </text:list-item>
        <text:list-item>
          <text:p text:style-name="P42">Os dados do resultado das eleições deverão ser consultados do repositório do Tribunal Superior Eleitoral [1].</text:p>
        </text:list-item>
        <text:list-item>
          <text:p text:style-name="P43">Os dados das prestações de contas deverão ser consultados do repositório do Tribunal Superior Eleitoral [1].</text:p>
        </text:list-item>
        <text:list-item>
          <text:p text:style-name="P44">As informações<text:s/>adicionais a respeito das pessoas físicas e jurídicas deverão ser consultadas das bases de conhecimento disponíveis na internet.</text:p>
        </text:list-item>
        <text:list-item>
          <text:p text:style-name="P45">Informações como localização do usuário requisitante, data de consulta, sexo, idade, orientação política e qual consulta realizada serão persistidas para geração de dados estatísticos quanto ao perfil do usuário.</text:p>
        </text:list-item>
        <text:list-item>
          <text:p text:style-name="P46">Cadastrar as pessoas físicas em banco local a partir do parser dos dados brutos [1].</text:p>
        </text:list-item>
        <text:list-item>
          <text:p text:style-name="P47">Cadastrar as doações em banco local a partir do parser dos dados brutos [1].</text:p>
        </text:list-item>
        <text:list-item>
          <text:p text:style-name="P48">Cadastrar partidos políticos em banco local.</text:p>
        </text:list-item>
        <text:list-item>
          <text:p text:style-name="P49">Cadastrar candidatos por ano em banco local.</text:p>
        </text:list-item>
        <text:list-item>
          <text:p text:style-name="P50">Cadastrar candidatos eleitos em banco local.</text:p>
        </text:list-item>
        <text:list-item>
          <text:p text:style-name="P51">Cadastrar comites por ano em banco local.</text:p>
        </text:list-item>
      </text:list>
      <text:p text:style-name="P52"/>
      <text:p text:style-name="P53"><text:span text:style-name="T54">[1]<text:s/></text:span><text:a xlink:href="http://www.tse.jus.br/eleicoes/estatisticas/repositorio-de-dados-eleitorais" office:target-frame-name="_top" xlink:show="replace"><text:span text:style-name="T55">http://www.tse.jus.br/eleicoes/estatisticas/repositorio-de-dados-eleitorais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Standard" style:default-outline-level="5">
      <style:paragraph-properties fo:margin-top="0.1111in"/>
      <style:text-properties style:font-name="Trebuchet MS" style:font-name-asian="Trebuchet MS" style:font-name-complex="Trebuchet MS" fo:color="#666666" fo:hyphenate="false"/>
    </style:style>
    <style:style style:name="Título6" style:display-name="Título 6" style:family="paragraph" style:parent-style-name="Standard" style:default-outline-level="6">
      <style:paragraph-properties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Standard">
      <style:paragraph-properties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List1Level0" style:display-name="List1Level0" style:family="text">
      <style:text-properties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Textodecomentário" style:display-name="Texto de comentário" style:family="paragraph" style:parent-style-name="Normal">
      <style:text-properties fo:hyphenate="false"/>
    </style:style>
    <style:style style:name="TextodecomentárioChar" style:display-name="Texto de comentário Char" style:family="text" style:parent-style-name="Fonteparág.padrão"/>
    <style:style style:name="Textodebalão" style:display-name="Texto de balão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format="1" text:start-value="2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Jean Carlos Novaes</meta:initial-creator>
    <dc:creator>Jean Carlos Novaes</dc:creator>
    <meta:creation-date>2014-01-29T00:48:00Z</meta:creation-date>
    <dc:date>2014-01-29T00:49:00Z</dc:date>
    <meta:print-date>2014-01-29T00:48:00Z</meta:print-date>
    <meta:template xlink:href="Normal" xlink:type="simple"/>
    <meta:editing-cycles>2</meta:editing-cycles>
    <meta:editing-duration>PT60S</meta:editing-duration>
    <meta:document-statistic meta:page-count="2" meta:paragraph-count="8" meta:word-count="702" meta:character-count="4487" meta:row-count="31" meta:non-whitespace-character-count="3793"/>
  </office:meta>
</office:document-meta>
</file>